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.15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00ff"/>
    </style:style>
    <style:style style:name="T4" style:family="text">
      <style:text-properties fo:font-size="10pt" style:font-name-asian="Courier New" style:font-name-complex="Courier New" style:font-size-asian="10pt" style:font-size-complex="10pt" style:font-weight-complex="bold" style:font-weight-asian="bold" fo:font-weight="bold"/>
    </style:style>
    <style:style style:name="T5" style:family="text">
      <style:text-properties fo:font-size="10pt" style:font-name-asian="Courier New" style:font-name-complex="Courier New" style:font-size-asian="10pt" style:font-size-complex="10pt"/>
    </style:style>
    <style:style style:name="T6" style:family="text">
      <style:text-properties fo:font-size="10pt" style:font-name-asian="Courier New" style:font-name-complex="Courier New" style:font-size-asian="10pt" style:font-size-complex="10pt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4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4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4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SourceCARD</text:span>(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TargetCARD</text:span>(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4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4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4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4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4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4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4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4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4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level = <text:span text:style-name="T1">getBaseLevelFromCARD</text:span>(PLAYER, CARD card)</text:p>
          </table:table-cell>
        </table:table-row>
        <table:table-row table:style-name="ro4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2">bool ret = </text:span><text:span text:style-name="T1">hasSharedFlags</text:span>(ZTCG_TYPE (<text:span text:style-name="T3">flag</text:span>)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hasSharedFlagsCARD</text:span>(CARD card, ZTCG_FLAGTYPE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ZTCG_TYPE val = <text:span text:style-name="T1">decodeZtcgFlag</text:span>(ZTCG_TYPE (<text:span text:style-name="T3">flag</text:span>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GameValue</text:span>(int pos, int new_value (<text:span text:style-name="T3">ZTCG_ID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under = <text:span text:style-name="T1">putCardUnder</text:span>(CARD card,LIST card_under) //take first card of the list only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4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4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4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4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4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<text:span text:style-name="T4">insertTimedAura</text:span><text:span text:style-name="T5">(PLAYER, int cardid, int turns)</text:span></text:p>
          </table:table-cell>
        </table:table-row>
        <table:table-row table:style-name="ro4">
          <table:table-cell/>
          <table:table-cell table:style-name="ce3" office:value-type="string" calcext:value-type="string">
            <text:p><text:span text:style-name="T6">int count = </text:span><text:span text:style-name="T4">countTimedAura</text:span><text:span text:style-name="T5">(PLAYER, int cardid)</text:span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4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summon</text:span>(PLAYER, ZTCG_SUMMON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</text:span>(PLAYER, ZTCG_EQUIP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action</text:span>(PLAYER,CARD use_this_card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locate</text:span>(PLAYER, ZTCG_LOCATE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coverCard</text:span>(PLAYER, ZTCG_RECOVERTYPE, ZTCG_COMPARATOR, int leve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Top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levelUp</text:span>(PLAYER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applyCharacterAction</text:span>(PLAYER,CARD card, ZTCG_CAL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4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coutMob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eekNext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used, CARD alvo = <text:span text:style-name="T1">attack</text:span>(PLAYER, CARD attacker, int damage, ATK_RES, ATK_SRC, ZTCG_FIXEDTARGET, ZTCG_PREVENT, ZTCG_COUNTER)</text:p>
          </table:table-cell>
        </table:table-row>
        <table:table-row table:style-name="ro4">
          <table:table-cell/>
          <table:table-cell office:value-type="string" calcext:value-type="string">
            <text:p>bool used = <text:span text:style-name="T1">attackGlobal</text:span>(ZTCG_GLOBALMODE (flag), PLAYER, CARD attacker, int damage, ATK_SRC, ZTCG_PREVENT, ZTCG_COUNTER, ZTCG_FILTER, short min_atrib, int min_lv, int max_lv, 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 TOTAL: 132 functions</text:p>
          </table:table-cell>
        </table:table-row>
        <table:table-row table:style-name="ro2" table:number-rows-repeated="109">
          <table:table-cell table:number-columns-repeated="2"/>
        </table:table-row>
        <table:table-row table:style-name="ro4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5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1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5:23:59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1H15M54S</meta:editing-duration>
    <meta:editing-cycles>104</meta:editing-cycles>
    <meta:generator>LibreOffice/4.3.7.2$Windows_x86 LibreOffice_project/8a35821d8636a03b8bf4e15b48f59794652c68ba</meta:generator>
    <dc:date>2017-01-30T15:39:42.918000000</dc:date>
    <meta:document-statistic meta:table-count="3" meta:cell-count="149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